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3000001DA0FEC8392.png" manifest:media-type="image/png"/>
  <manifest:file-entry manifest:full-path="Pictures/10000000000003A30000013C1963409E.png" manifest:media-type="image/png"/>
  <manifest:file-entry manifest:full-path="Pictures/10000000000001FA0000013CBB36C760.png" manifest:media-type="image/png"/>
  <manifest:file-entry manifest:full-path="Pictures/100000000000036C000000A38FDA9E90.png" manifest:media-type="image/png"/>
  <manifest:file-entry manifest:full-path="Pictures/1000000000000210000002A36E09EFF7.png" manifest:media-type="image/png"/>
  <manifest:file-entry manifest:full-path="Pictures/100000000000024E000000D2407CAE7E.png" manifest:media-type="image/png"/>
  <manifest:file-entry manifest:full-path="Pictures/10000000000002090000011A0B57F927.png" manifest:media-type="image/png"/>
  <manifest:file-entry manifest:full-path="Pictures/100000000000077E000001E4CEA7CA84.png" manifest:media-type="image/png"/>
  <manifest:file-entry manifest:full-path="Pictures/100000000000028F000000D544E364C9.png" manifest:media-type="image/png"/>
  <manifest:file-entry manifest:full-path="Pictures/10000000000001F4000002BCCC8BF2CA.png" manifest:media-type="image/png"/>
  <manifest:file-entry manifest:full-path="Pictures/100000000000017A000001CA80AF6AB9.png" manifest:media-type="image/png"/>
  <manifest:file-entry manifest:full-path="Pictures/10000000000001E1000001E09F28400A.png" manifest:media-type="image/png"/>
  <manifest:file-entry manifest:full-path="Pictures/1000000000000285000001898934C2A1.png" manifest:media-type="image/png"/>
  <manifest:file-entry manifest:full-path="Pictures/10000000000001D7000002C0C79E3966.png" manifest:media-type="image/png"/>
  <manifest:file-entry manifest:full-path="Pictures/10000000000001ED000002B7723CD28C.png" manifest:media-type="image/png"/>
  <manifest:file-entry manifest:full-path="Pictures/100000000000028200000104384F1BFD.png" manifest:media-type="image/png"/>
  <manifest:file-entry manifest:full-path="Pictures/100000000000028500000057391E3B7A.png" manifest:media-type="image/png"/>
  <manifest:file-entry manifest:full-path="Pictures/1000000000000207000002200F532078.png" manifest:media-type="image/png"/>
  <manifest:file-entry manifest:full-path="Pictures/10000000000001C30000021499B0A22E.png" manifest:media-type="image/png"/>
  <manifest:file-entry manifest:full-path="Pictures/10000000000002800000007993B81F2E.png" manifest:media-type="image/png"/>
  <manifest:file-entry manifest:full-path="Pictures/1000000000000193000001326232A2A3.png" manifest:media-type="image/png"/>
  <manifest:file-entry manifest:full-path="Pictures/10000000000001E90000014B90B335AF.png" manifest:media-type="image/png"/>
  <manifest:file-entry manifest:full-path="Pictures/100000000000022B0000003FF60F25E6.png" manifest:media-type="image/png"/>
  <manifest:file-entry manifest:full-path="Pictures/100000000000034200000230AFEF39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492c"/>
    </style:style>
    <style:style style:name="P2" style:family="paragraph" style:parent-style-name="Standard">
      <style:paragraph-properties fo:break-before="page"/>
      <style:text-properties officeooo:paragraph-rsid="000d492c"/>
    </style:style>
    <style:style style:name="P3" style:family="paragraph" style:parent-style-name="Standard">
      <style:text-properties officeooo:paragraph-rsid="00115e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draw:frame draw:style-name="fr1" draw:name="Imagen1" text:anchor-type="char" svg:x="-0.159cm" svg:y="3.863cm" svg:width="17cm" svg:height="5.528cm" draw:z-index="0"><draw:image xlink:href="Pictures/100000000000028F000000D544E364C9.png" xlink:type="simple" xlink:show="embed" xlink:actuate="onLoad" draw:mime-type="image/png"/></draw:frame><draw:frame draw:style-name="fr1" draw:name="Imagen9" text:anchor-type="char" svg:x="0.894cm" svg:y="0.173cm" svg:width="14.684cm" svg:height="1.667cm" draw:z-index="8"><draw:image xlink:href="Pictures/100000000000022B0000003FF60F25E6.png" xlink:type="simple" xlink:show="embed" xlink:actuate="onLoad" draw:mime-type="image/png"/></draw:frame><text:line-break/></text:p>
      <text:p text:style-name="P1"><text:line-break/></text:p>
      <text:p text:style-name="Standard"/>
      <text:p text:style-name="Standard"/>
      <text:p text:style-name="Standard"><draw:frame draw:style-name="fr1" draw:name="Imagen2" text:anchor-type="char" svg:x="3.341cm" svg:y="0cm" svg:width="10.338cm" svg:height="14.473cm" draw:z-index="1"><draw:image xlink:href="Pictures/10000000000001F4000002BCCC8BF2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x="2.27cm" svg:y="0.127cm" svg:width="12.726cm" svg:height="12.7cm" draw:z-index="2"><draw:image xlink:href="Pictures/10000000000001E1000001E09F2840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0.609cm" svg:y="0.042cm" svg:width="15.843cm" svg:height="9.652cm" draw:z-index="3"><draw:image xlink:href="Pictures/1000000000000285000001898934C2A1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><draw:frame draw:style-name="fr1" draw:name="Imagen5" text:anchor-type="char" svg:x="0.007cm" svg:y="0.445cm" svg:width="14.884cm" svg:height="6.027cm" draw:z-index="4"><draw:image xlink:href="Pictures/100000000000028200000104384F1BFD.png" xlink:type="simple" xlink:show="embed" xlink:actuate="onLoad" draw:mime-type="image/png"/></draw:frame></text:p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086cm" svg:y="0.169cm" svg:width="15.995cm" svg:height="3.023cm" draw:z-index="5"><draw:image xlink:href="Pictures/10000000000002800000007993B81F2E.png" xlink:type="simple" xlink:show="embed" xlink:actuate="onLoad" draw:mime-type="image/png"/></draw:frame></text:p>
      <text:p text:style-name="Standard"><draw:frame draw:style-name="fr1" draw:name="Imagen7" text:anchor-type="char" svg:x="4.373cm" svg:y="0.409cm" svg:width="8.731cm" svg:height="12.308cm" draw:z-index="6"><draw:image xlink:href="Pictures/10000000000001ED000002B7723CD28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8" text:anchor-type="char" svg:x="0cm" svg:y="0.032cm" svg:width="17cm" svg:height="2.293cm" draw:z-index="7"><draw:image xlink:href="Pictures/100000000000028500000057391E3B7A.png" xlink:type="simple" xlink:show="embed" xlink:actuate="onLoad" draw:mime-type="image/png"/></draw:frame></text:p>
      <text:p text:style-name="Standard"/>
      <text:p text:style-name="Standard"><draw:frame draw:style-name="fr4" draw:name="Imagen10" text:anchor-type="char" svg:width="8.916cm" svg:height="13.328cm" draw:z-index="9"><draw:image xlink:href="Pictures/10000000000001D7000002C0C79E396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1" text:anchor-type="char" svg:x="2.402cm" svg:y="0.413cm" svg:width="11.933cm" svg:height="14.076cm" draw:z-index="10"><draw:image xlink:href="Pictures/10000000000001C30000021499B0A22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2" text:anchor-type="char" svg:x="1.757cm" svg:y="0.482cm" svg:width="14.219cm" svg:height="9.548cm" draw:z-index="11"><draw:image xlink:href="Pictures/100000000000034200000230AFEF3951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1" draw:name="Imagen13" text:anchor-type="char" svg:x="3.17cm" svg:y="0.021cm" svg:width="10.663cm" svg:height="8.096cm" draw:z-index="12"><draw:image xlink:href="Pictures/1000000000000193000001326232A2A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4" text:anchor-type="char" svg:x="0cm" svg:y="0.095cm" svg:width="17cm" svg:height="4.29cm" draw:z-index="13"><draw:image xlink:href="Pictures/100000000000077E000001E4CEA7CA8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n15" text:anchor-type="char" svg:x="0.695cm" svg:y="0.439cm" svg:width="15.61cm" svg:height="5.556cm" draw:z-index="14"><draw:image xlink:href="Pictures/100000000000024E000000D2407CAE7E.png" xlink:type="simple" xlink:show="embed" xlink:actuate="onLoad" draw:mime-type="image/png"/></draw:frame></text:p>
      <text:p text:style-name="Standard"/>
      <text:p text:style-name="Standard"><draw:frame draw:style-name="fr4" draw:name="Imagen16" text:anchor-type="char" svg:width="10.001cm" svg:height="12.118cm" draw:z-index="15"><draw:image xlink:href="Pictures/100000000000017A000001CA80AF6AB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17" text:anchor-type="char" svg:x="1.886cm" svg:y="0.392cm" svg:width="11.603cm" svg:height="14.833cm" draw:z-index="16"><draw:image xlink:href="Pictures/1000000000000210000002A36E09EFF7.png" xlink:type="simple" xlink:show="embed" xlink:actuate="onLoad" draw:mime-type="image/png"/></draw:frame></text:p>
      <text:p text:style-name="Standard"/>
      <text:p text:style-name="Standard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Imagen18" text:anchor-type="char" svg:x="-0.159cm" svg:y="16.346cm" svg:width="17cm" svg:height="3.163cm" draw:z-index="17"><draw:image xlink:href="Pictures/100000000000036C000000A38FDA9E90.png" xlink:type="simple" xlink:show="embed" xlink:actuate="onLoad" draw:mime-type="image/png"/></draw:frame><text:line-break/></text:p>
      <text:p text:style-name="P3"><draw:frame draw:style-name="fr2" draw:name="Imagen19" text:anchor-type="char" svg:width="13.732cm" svg:height="14.393cm" draw:z-index="18"><draw:image xlink:href="Pictures/1000000000000207000002200F532078.png" xlink:type="simple" xlink:show="embed" xlink:actuate="onLoad" draw:mime-type="image/png"/></draw:frame><text:soft-page-break/></text:p>
      <text:p text:style-name="P3"><draw:frame draw:style-name="fr1" draw:name="Imagen20" text:anchor-type="char" svg:x="1.609cm" svg:y="0.376cm" svg:width="13.785cm" svg:height="7.461cm" draw:z-index="19"><draw:image xlink:href="Pictures/10000000000002090000011A0B57F92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n21" text:anchor-type="char" svg:x="1.806cm" svg:y="0.254cm" svg:width="13.388cm" svg:height="8.361cm" draw:z-index="20"><draw:image xlink:href="Pictures/10000000000001FA0000013CBB36C760.png" xlink:type="simple" xlink:show="embed" xlink:actuate="onLoad" draw:mime-type="image/png"/></draw:frame></text:p>
      <text:p text:style-name="P3"/>
      <text:p text:style-name="P3"/>
      <text:p text:style-name="P3"><draw:frame draw:style-name="fr3" draw:name="Imagen22" text:anchor-type="char" svg:width="17cm" svg:height="5.77cm" draw:z-index="21"><draw:image xlink:href="Pictures/10000000000003A30000013C1963409E.png" xlink:type="simple" xlink:show="embed" xlink:actuate="onLoad" draw:mime-type="image/png"/></draw:frame></text:p>
      <text:p text:style-name="P3"><text:line-break/></text:p>
      <text:p text:style-name="P3"><draw:frame draw:style-name="fr2" draw:name="Imagen23" text:anchor-type="char" svg:width="13.626cm" svg:height="12.541cm" draw:z-index="22"><draw:image xlink:href="Pictures/1000000000000203000001DA0FEC8392.png" xlink:type="simple" xlink:show="embed" xlink:actuate="onLoad" draw:mime-type="image/png"/></draw:frame><text:soft-page-break/><text:line-break/><draw:frame draw:style-name="fr1" draw:name="Imagen24" text:anchor-type="char" svg:x="2.191cm" svg:y="13.201cm" svg:width="12.938cm" svg:height="8.758cm" draw:z-index="23"><draw:image xlink:href="Pictures/10000000000001E90000014B90B335AF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2T10:41:43.533331257</meta:creation-date>
    <dc:date>2026-01-22T12:25:25.262593801</dc:date>
    <meta:editing-duration>PT2M44S</meta:editing-duration>
    <meta:editing-cycles>1</meta:editing-cycles>
    <meta:document-statistic meta:table-count="0" meta:image-count="24" meta:object-count="0" meta:page-count="13" meta:paragraph-count="6" meta:word-count="0" meta:character-count="36" meta:non-whitespace-character-count="0"/>
    <meta:generator>LibreOffice/24.2.7.2$Linux_X86_64 LibreOffice_project/420$Build-2</meta:generator>
  </office:meta>
</office:document-meta>
</file>